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IteratorResultSetMapper.canCloseResul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aultIteratorResultSetMapper.mapToResultType( ControlBeanContext context , Method m , ResultSet resultSet , Calendar 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